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1.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sos</text:p>
          </table:table-cell>
          <table:table-cell table:style-name="ce1" office:value-type="string" calcext:value-type="string">
            <text:p>Coocurre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ysseus/Ménélao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ysseus/Tèlémakho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ysseus/Pènélopéia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éagène/Chariclé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éagène/Calasiri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siris/Chariclée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/Charlemagne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/Olivi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/Marsil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ain/Gauvain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ain/Arthu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ain/Laud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lot/Guenièvr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lot/Méléag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lot/Ke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Diego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Alonso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Cabr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’artagnan/Aramis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’Artagnan/Atho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Vendredi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Equipage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ab/Equipage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Long John Silver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Flin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Silve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Lidenbrock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Han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/Lidenbr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Conseil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Ned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/Nemo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do/Sam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do/Gandalf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dalf/Aragorn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y/Ron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y/Hermione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one/Ron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3:14:01.005969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8T11:20:02.859716082</meta:creation-date>
    <dc:date>2022-05-21T13:25:22.976661529</dc:date>
    <meta:editing-duration>PT10M18S</meta:editing-duration>
    <meta:editing-cycles>2</meta:editing-cycles>
    <meta:generator>LibreOffice/7.3.3.2$MacOSX_X86_64 LibreOffice_project/d1d0ea68f081ee2800a922cac8f79445e4603348</meta:generator>
    <meta:document-statistic meta:table-count="1" meta:cell-count="78" meta:object-count="0"/>
  </office:meta>
</office:document-meta>
</file>